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20pt" fo:font-weight="bold" officeooo:rsid="001957fb" officeooo:paragraph-rsid="001957f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Bitstream Vera Sans" fo:font-size="12pt" fo:font-weight="normal" officeooo:rsid="001957fb" officeooo:paragraph-rsid="001957fb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957fb"/>
    </style:style>
    <style:style style:name="P4" style:family="paragraph" style:parent-style-name="Standard" style:list-style-name="L2">
      <style:paragraph-properties fo:text-align="justify" style:justify-single-word="false"/>
      <style:text-properties officeooo:paragraph-rsid="001a11ac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957fb" officeooo:paragraph-rsid="001957fb"/>
    </style:style>
    <style:style style:name="P6" style:family="paragraph" style:parent-style-name="Standard">
      <style:paragraph-properties fo:text-align="justify" style:justify-single-word="false"/>
      <style:text-properties officeooo:rsid="001a11ac" officeooo:paragraph-rsid="001a11ac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1a11ac" officeooo:paragraph-rsid="001a11ac"/>
    </style:style>
    <style:style style:name="P8" style:family="paragraph" style:parent-style-name="Standard">
      <style:paragraph-properties fo:text-align="justify" style:justify-single-word="false"/>
      <style:text-properties officeooo:rsid="001aa144" officeooo:paragraph-rsid="001aa144"/>
    </style:style>
    <style:style style:name="P9" style:family="paragraph" style:parent-style-name="Standard">
      <style:paragraph-properties fo:text-align="justify" style:justify-single-word="false"/>
      <style:text-properties officeooo:rsid="001c5ee4" officeooo:paragraph-rsid="001c5ee4"/>
    </style:style>
    <style:style style:name="P10" style:family="paragraph" style:parent-style-name="Standard">
      <style:paragraph-properties fo:text-align="justify" style:justify-single-word="false"/>
      <style:text-properties officeooo:rsid="001dafdd" officeooo:paragraph-rsid="001dafdd"/>
    </style:style>
    <style:style style:name="T1" style:family="text">
      <style:text-properties style:font-name="Bitstream Vera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Bitstream Vera Sans" fo:font-size="12pt" fo:font-weight="normal" officeooo:rsid="001957fb" style:font-size-asian="10.5pt" style:font-weight-asian="normal" style:font-size-complex="12pt" style:font-weight-complex="normal"/>
    </style:style>
    <style:style style:name="T3" style:family="text">
      <style:text-properties style:font-name="Bitstream Vera Sans" fo:font-size="12pt" fo:font-weight="normal" officeooo:rsid="001a11ac" style:font-size-asian="10.5pt" style:font-weight-asian="normal" style:font-size-complex="12pt" style:font-weight-complex="normal"/>
    </style:style>
    <style:style style:name="T4" style:family="text">
      <style:text-properties style:font-name="Bitstream Vera Sans" fo:font-size="12pt" fo:font-weight="normal" officeooo:rsid="001dafdd" style:font-size-asian="10.5pt" style:font-weight-asian="normal" style:font-size-complex="12pt" style:font-weight-complex="normal"/>
    </style:style>
    <style:style style:name="T5" style:family="text">
      <style:text-properties officeooo:rsid="001a11ac"/>
    </style:style>
    <style:style style:name="T6" style:family="text">
      <style:text-properties officeooo:rsid="001aa1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APPLICATION DEVELOPMENT PROCESS</text:p>
      <text:p text:style-name="P1"/>
      <text:p text:style-name="P2"><text:tab/>In this document, I will suggest an order or steps to follow to create a new Application, coming from the very beginning, when an idea flourishes, until the final delivery where a system is up and running:</text:p>
      <text:p text:style-name="P2"/>
      <text:p text:style-name="P2">1) A new idea appears <text:span text:style-name="T6">o</text:span>n the horizon;</text:p>
      <text:p text:style-name="P2">2) The ideation process is taken, and the final product is an ideation report;</text:p>
      <text:p text:style-name="P2">3) From the ideation report, UX design takes part and a UI/UX <text:span text:style-name="T5">design </text:span>report is generated, including the five layers of UX design, which are:</text:p>
      <text:list xml:id="list5043135478339915297" text:style-name="L1">
        <text:list-item>
          <text:p text:style-name="P3"><text:span text:style-name="T2">Product Objectives;</text:span></text:p>
        </text:list-item>
        <text:list-item>
          <text:p text:style-name="P5"><text:span text:style-name="T1">Specification;</text:span></text:p>
        </text:list-item>
        <text:list-item>
          <text:p text:style-name="P5"><text:span text:style-name="T1">Structure;</text:span></text:p>
        </text:list-item>
        <text:list-item>
          <text:p text:style-name="P5"><text:span text:style-name="T1">Navigation Design/Wireframing;</text:span></text:p>
        </text:list-item>
        <text:list-item>
          <text:p text:style-name="P5"><text:span text:style-name="T1">Interface/Prototyping;</text:span></text:p>
        </text:list-item>
      </text:list>
      <text:p text:style-name="P6"><text:span text:style-name="T1">4) Using the UI/UX design report as supporting documentation, the REST API is designed, following this sequence:</text:span></text:p>
      <text:list xml:id="list7687470702632007699" text:style-name="L2">
        <text:list-item>
          <text:p text:style-name="P4"><text:span text:style-name="T3">Entities modeling/UML class diagram creation;</text:span></text:p>
        </text:list-item>
        <text:list-item>
          <text:p text:style-name="P7"><text:span text:style-name="T1">Operations under Entities modeling/UML use cases creation;</text:span></text:p>
        </text:list-item>
        <text:list-item>
          <text:p text:style-name="P7"><text:span text:style-name="T1">Database tables creation, based on the diagrams provided before;</text:span></text:p>
        </text:list-item>
        <text:list-item>
          <text:p text:style-name="P7"><text:span text:style-name="T1">REST API implementation, based on the diagrams created. This step is achieved using a REST API generator tool, like Strongloop;</text:span></text:p>
        </text:list-item>
        <text:list-item>
          <text:p text:style-name="P7"><text:span text:style-name="T1">REST API documentation, using a REST API specification format, like Swagger, for example;</text:span></text:p>
        </text:list-item>
      </text:list>
      <text:p text:style-name="P6"><text:span text:style-name="T1">5) Front-end implementation, based on the prototype created on step 3, and integration with the REST API end points;</text:span></text:p>
      <text:p text:style-name="P6"><text:span text:style-name="T1">6) Application deployment, for testing and production;</text:span></text:p>
      <text:p text:style-name="P8"><text:span text:style-name="T1">7) Upload code to github;</text:span></text:p>
      <text:p text:style-name="P8"><text:span text:style-name="T1">8) Go to step 1;</text:span></text:p>
      <text:p text:style-name="P8"><text:span text:style-name="T1"/></text:p>
      <text:p text:style-name="P9"><text:span text:style-name="T1">Tools used for steps:</text:span></text:p>
      <text:p text:style-name="P9"><text:span text:style-name="T1"/></text:p>
      <text:p text:style-name="P9"><text:span text:style-name="T1">1) Brain;</text:span></text:p>
      <text:p text:style-name="P9"><text:span text:style-name="T1">2) Libreoffice;</text:span></text:p>
      <text:p text:style-name="P9"><text:span text:style-name="T1">3) Libreofice (Objectives, Specification, Structure), Indesign+Adobe Suite+ Axure+HTML+CSS+Bootstrap(Wireframing, Prototyping);</text:span></text:p>
      <text:p text:style-name="P9"><text:span text:style-name="T1">4) UML documenting tool, MongoDB, Strongloop, Atom, NodeJs;</text:span></text:p>
      <text:p text:style-name="P9"><text:span text:style-name="T1">5) Atom, HTML, CSS, Bootstrap, AngularJS, Ionic Framework, Cordova </text:span><text:span text:style-name="T4">and yeoman;</text:span></text:p>
      <text:p text:style-name="P10"><text:span text:style-name="T1">6) Heroku PaaS, IBM Bluemix, etc;</text:span></text:p>
      <text:p text:style-name="P10"><text:span text:style-name="T1">7) Atom, github.com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0:34:27.009626501</meta:creation-date>
    <dc:date>2017-01-06T02:03:24.027362934</dc:date>
    <meta:editing-duration>PT45M5S</meta:editing-duration>
    <meta:editing-cycles>1</meta:editing-cycles>
    <meta:document-statistic meta:table-count="0" meta:image-count="0" meta:object-count="0" meta:page-count="1" meta:paragraph-count="28" meta:word-count="257" meta:character-count="1669" meta:non-whitespace-character-count="1449"/>
    <meta:generator>LibreOffice/5.1.4.2$Linux_X86_64 LibreOffice_project/10m0$Build-2</meta:generator>
  </office:meta>
</office:document-meta>
</file>